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Hiperv_237_nculo" style:data-style-name="N0">
      <style:table-cell-properties style:vertical-align="automatic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2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2">
      <style:table-cell-properties fo:border="thin solid #000000" fo:background-color="#C0504D"/>
    </style:style>
    <style:style style:name="ce16" style:family="table-cell" style:parent-style-name="Default" style:data-style-name="N2">
      <style:table-cell-properties fo:border="thin solid #000000" fo:background-color="#F2DDDC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Author:</text:p>
          </table:table-cell>
          <table:table-cell office:value-type="string" table:style-name="ce1">
            <text:p>Alexis Cuero Losada</text:p>
          </table:table-cell>
          <table:table-cell table:number-columns-repeated="7" table:style-name="ce1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2">
            <text:p>Email:</text:p>
          </table:table-cell>
          <table:table-cell office:value-type="string" table:style-name="ce4">
            <text:p><text:a xlink:href="mailto:acuerol@unal.edu.co">acuerol@unal.edu.co</text:a></text:p>
          </table:table-cell>
          <table:table-cell table:number-columns-repeated="7" table:style-name="ce1"/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Description:</text:p>
          </table:table-cell>
          <table:table-cell office:value-type="string" table:style-name="ce1">
            <text:p>Contains the data getted with a iPhone app (Dinolicius), this allow measure acceleration, the cells contains the data getting experimentally in the MIO buses.</text:p>
          </table:table-cell>
          <table:table-cell table:number-columns-repeated="7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table:number-columns-repeated="9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7">
            <text:p>Pre trunk ?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8">
            <text:p>Trunk</text:p>
          </table:table-cell>
          <table:covered-table-cell table:number-columns-repeated="3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style-name="ce1"/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0.29399999999999998" table:style-name="ce9">
            <text:p>0.29</text:p>
          </table:table-cell>
          <table:table-cell office:value-type="float" office:value="13.081632653061224" table:formula="msoxl:=(16.666/A7)" table:style-name="ce10">
            <text:p>13.08</text:p>
          </table:table-cell>
          <table:table-cell office:value-type="float" office:value="56.68707482993198" table:formula="msoxl:=(16.666/B7)" table:style-name="ce10">
            <text:p>56.69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47" table:style-name="ce9">
            <text:p>1.47</text:p>
          </table:table-cell>
          <table:table-cell office:value-type="float" office:value="13.081632653061224" table:formula="msoxl:=(16.666/F7)" table:style-name="ce11">
            <text:p>13.08</text:p>
          </table:table-cell>
          <table:table-cell office:value-type="float" office:value="11.337414965986396" table:formula="msoxl:=(16.666/G7)" table:style-name="ce11">
            <text:p>11.34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2.548" table:style-name="ce9">
            <text:p>2.55</text:p>
          </table:table-cell>
          <table:table-cell office:value-type="float" office:value="14.171768707482995" table:formula="msoxl:=(16.666/A8)" table:style-name="ce10">
            <text:p>14.17</text:p>
          </table:table-cell>
          <table:table-cell office:value-type="float" office:value="6.5408163265306118" table:formula="msoxl:=(16.666/B8)" table:style-name="ce10">
            <text:p>6.54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3.081632653061224" table:formula="msoxl:=(16.666/F8)" table:style-name="ce11">
            <text:p>13.08</text:p>
          </table:table-cell>
          <table:table-cell office:value-type="float" office:value="7.7300556586270872" table:formula="msoxl:=(16.666/G8)" table:style-name="ce11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3720000000000001" table:style-name="ce9">
            <text:p>1.37</text:p>
          </table:table-cell>
          <table:table-cell office:value-type="float" office:value="1.274" table:style-name="ce9">
            <text:p>1.27</text:p>
          </table:table-cell>
          <table:table-cell office:value-type="float" office:value="12.147230320699707" table:formula="msoxl:=(16.666/A9)" table:style-name="ce10">
            <text:p>12.15</text:p>
          </table:table-cell>
          <table:table-cell office:value-type="float" office:value="13.081632653061224" table:formula="msoxl:=(16.666/B9)" table:style-name="ce10">
            <text:p>13.08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9.8000000000000004E-2" table:style-name="ce9">
            <text:p>0.10</text:p>
          </table:table-cell>
          <table:table-cell office:value-type="float" office:value="15.460111317254174" table:formula="msoxl:=(16.666/F9)" table:style-name="ce11">
            <text:p>15.46</text:p>
          </table:table-cell>
          <table:table-cell office:value-type="float" office:value="170.0612244897959" table:formula="msoxl:=(16.666/G9)" table:style-name="ce11">
            <text:p>170.06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2.3519999999999999" table:style-name="ce9">
            <text:p>2.35</text:p>
          </table:table-cell>
          <table:table-cell office:value-type="float" office:value="11.337414965986396" table:formula="msoxl:=(16.666/A10)" table:style-name="ce10">
            <text:p>11.34</text:p>
          </table:table-cell>
          <table:table-cell office:value-type="float" office:value="7.0858843537414975" table:formula="msoxl:=(16.666/B10)" table:style-name="ce10">
            <text:p>7.09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5.460111317254174" table:formula="msoxl:=(16.666/F10)" table:style-name="ce11">
            <text:p>15.46</text:p>
          </table:table-cell>
          <table:table-cell office:value-type="float" office:value="7.7300556586270872" table:formula="msoxl:=(16.666/G10)" table:style-name="ce11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2.7440000000000002" table:style-name="ce9">
            <text:p>2.74</text:p>
          </table:table-cell>
          <table:table-cell office:value-type="float" office:value="13.081632653061224" table:formula="msoxl:=(16.666/A11)" table:style-name="ce10">
            <text:p>13.08</text:p>
          </table:table-cell>
          <table:table-cell office:value-type="float" office:value="6.0736151603498536" table:formula="msoxl:=(16.666/B11)" table:style-name="ce10">
            <text:p>6.07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1.47" table:style-name="ce9">
            <text:p>1.47</text:p>
          </table:table-cell>
          <table:table-cell office:value-type="float" office:value="14.171768707482995" table:formula="msoxl:=(16.666/F11)" table:style-name="ce11">
            <text:p>14.17</text:p>
          </table:table-cell>
          <table:table-cell office:value-type="float" office:value="11.337414965986396" table:formula="msoxl:=(16.666/G11)" table:style-name="ce11">
            <text:p>11.34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2)" table:style-name="ce10">
            <text:p>13.08</text:p>
          </table:table-cell>
          <table:table-cell office:value-type="float" office:value="5.0018007202881156" table:formula="msoxl:=(16.666/B12)" table:style-name="ce10">
            <text:p>5.0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3519999999999999" table:style-name="ce11">
            <text:p>2.35</text:p>
          </table:table-cell>
          <table:table-cell office:value-type="float" office:value="15.460111317254174" table:formula="msoxl:=(16.666/F12)" table:style-name="ce11">
            <text:p>15.46</text:p>
          </table:table-cell>
          <table:table-cell office:value-type="float" office:value="7.0858843537414975" table:formula="msoxl:=(16.666/G12)" table:style-name="ce11">
            <text:p>7.0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3)" table:style-name="ce10">
            <text:p>13.08</text:p>
          </table:table-cell>
          <table:table-cell office:value-type="float" office:value="5.0018007202881156" table:formula="msoxl:=(16.666/B13)" table:style-name="ce10">
            <text:p>5.00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8620000000000001" table:style-name="ce11">
            <text:p>1.86</text:p>
          </table:table-cell>
          <table:table-cell office:value-type="float" office:value="13.081632653061224" table:formula="msoxl:=(16.666/F13)" table:style-name="ce11">
            <text:p>13.08</text:p>
          </table:table-cell>
          <table:table-cell office:value-type="float" office:value="8.9505907626208376" table:formula="msoxl:=(16.666/G13)" table:style-name="ce11">
            <text:p>8.95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57" table:style-name="ce9">
            <text:p>1.57</text:p>
          </table:table-cell>
          <table:table-cell office:value-type="float" office:value="14.171768707482995" table:formula="msoxl:=(16.666/A14)" table:style-name="ce10">
            <text:p>14.17</text:p>
          </table:table-cell>
          <table:table-cell office:value-type="float" office:value="10.615286624203822" table:formula="msoxl:=(16.666/B14)" table:style-name="ce10">
            <text:p>10.62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2.254" table:style-name="ce11">
            <text:p>2.25</text:p>
          </table:table-cell>
          <table:table-cell office:value-type="float" office:value="14.171768707482995" table:formula="msoxl:=(16.666/F14)" table:style-name="ce11">
            <text:p>14.17</text:p>
          </table:table-cell>
          <table:table-cell office:value-type="float" office:value="7.3939662821650405" table:formula="msoxl:=(16.666/G14)" table:style-name="ce11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1759999999999999" table:style-name="ce9">
            <text:p>1.18</text:p>
          </table:table-cell>
          <table:table-cell office:value-type="float" office:value="14.171768707482995" table:formula="msoxl:=(16.666/A15)" table:style-name="ce10">
            <text:p>14.17</text:p>
          </table:table-cell>
          <table:table-cell office:value-type="float" office:value="14.171768707482995" table:formula="msoxl:=(16.666/B15)" table:style-name="ce10">
            <text:p>14.17</text:p>
          </table:table-cell>
          <table:table-cell table:style-name="ce1"/>
          <table:table-cell office:value-type="float" office:value="1.3720000000000001" table:style-name="ce9">
            <text:p>1.37</text:p>
          </table:table-cell>
          <table:table-cell office:value-type="float" office:value="2.254" table:style-name="ce11">
            <text:p>2.25</text:p>
          </table:table-cell>
          <table:table-cell office:value-type="float" office:value="12.147230320699707" table:formula="msoxl:=(16.666/F15)" table:style-name="ce11">
            <text:p>12.15</text:p>
          </table:table-cell>
          <table:table-cell office:value-type="float" office:value="7.3939662821650405" table:formula="msoxl:=(16.666/G15)" table:style-name="ce11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0.49" table:style-name="ce9">
            <text:p>0.49</text:p>
          </table:table-cell>
          <table:table-cell office:value-type="float" office:value="1.96" table:style-name="ce9">
            <text:p>1.96</text:p>
          </table:table-cell>
          <table:table-cell office:value-type="float" office:value="34.012244897959185" table:formula="msoxl:=(16.666/A16)" table:style-name="ce10">
            <text:p>34.01</text:p>
          </table:table-cell>
          <table:table-cell office:value-type="float" office:value="8.5030612244897963" table:formula="msoxl:=(16.666/B16)" table:style-name="ce10">
            <text:p>8.50</text:p>
          </table:table-cell>
          <table:table-cell table:style-name="ce1"/>
          <table:table-cell office:value-type="float" office:value="1.147" table:style-name="ce9">
            <text:p>1.15</text:p>
          </table:table-cell>
          <table:table-cell office:value-type="float" office:value="2.4500000000000002" table:style-name="ce11">
            <text:p>2.45</text:p>
          </table:table-cell>
          <table:table-cell office:value-type="float" office:value="14.530078465562337" table:formula="msoxl:=(16.666/F16)" table:style-name="ce11">
            <text:p>14.53</text:p>
          </table:table-cell>
          <table:table-cell office:value-type="float" office:value="6.8024489795918361" table:formula="msoxl:=(16.666/G16)" table:style-name="ce11">
            <text:p>6.80</text:p>
          </table:table-cell>
          <table:table-cell table:number-columns-repeated="16375" table:style-name="ce1"/>
        </table:table-row>
        <table:table-row table:style-name="ro1">
          <table:table-cell office:value-type="float" office:value="0.88200000000000001" table:style-name="ce9">
            <text:p>0.88</text:p>
          </table:table-cell>
          <table:table-cell office:value-type="float" office:value="2.0579999999999998" table:style-name="ce9">
            <text:p>2.06</text:p>
          </table:table-cell>
          <table:table-cell office:value-type="float" office:value="18.895691609977323" table:formula="msoxl:=(16.666/A17)" table:style-name="ce10">
            <text:p>18.90</text:p>
          </table:table-cell>
          <table:table-cell office:value-type="float" office:value="8.0981535471331405" table:formula="msoxl:=(16.666/B17)" table:style-name="ce10">
            <text:p>8.1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1.764" table:style-name="ce11">
            <text:p>1.76</text:p>
          </table:table-cell>
          <table:table-cell office:value-type="float" office:value="15.460111317254174" table:formula="msoxl:=(16.666/F17)" table:style-name="ce11">
            <text:p>15.46</text:p>
          </table:table-cell>
          <table:table-cell office:value-type="float" office:value="9.4478458049886616" table:formula="msoxl:=(16.666/G17)" table:style-name="ce11">
            <text:p>9.45</text:p>
          </table:table-cell>
          <table:table-cell table:number-columns-repeated="16375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1.47" table:style-name="ce12">
            <text:p>1.47</text:p>
          </table:table-cell>
          <table:table-cell office:value-type="float" office:value="11.337414965986396" table:formula="msoxl:=(16.666/A18)" table:style-name="ce10">
            <text:p>11.34</text:p>
          </table:table-cell>
          <table:table-cell office:value-type="float" office:value="11.337414965986396" table:formula="msoxl:=(16.666/B18)" table:style-name="ce10">
            <text:p>11.34</text:p>
          </table:table-cell>
          <table:table-cell table:style-name="ce1"/>
          <table:table-cell table:style-name="ce12"/>
          <table:table-cell table:number-columns-repeated="3" table:style-name="ce13"/>
          <table:table-cell table:number-columns-repeated="16375"/>
        </table:table-row>
        <table:table-row table:style-name="ro1">
          <table:table-cell office:value-type="float" office:value="1.0780000000000001" table:style-name="ce9">
            <text:p>1.08</text:p>
          </table:table-cell>
          <table:table-cell office:value-type="float" office:value="2.4500000000000002" table:style-name="ce9">
            <text:p>2.45</text:p>
          </table:table-cell>
          <table:table-cell office:value-type="float" office:value="15.460111317254174" table:formula="msoxl:=(16.666/A19)" table:style-name="ce10">
            <text:p>15.46</text:p>
          </table:table-cell>
          <table:table-cell office:value-type="float" office:value="6.8024489795918361" table:formula="msoxl:=(16.666/B19)" table:style-name="ce10">
            <text:p>6.80</text:p>
          </table:table-cell>
          <table:table-cell table:style-name="ce1"/>
          <table:table-cell table:style-name="ce12"/>
          <table:table-cell table:number-columns-repeated="3" table:style-name="ce13"/>
          <table:table-cell table:number-columns-repeated="16375"/>
        </table:table-row>
        <table:table-row table:number-rows-repeated="5" table:style-name="ro1">
          <table:table-cell table:number-columns-repeated="4" table:style-name="ce13"/>
          <table:table-cell table:style-name="ce1"/>
          <table:table-cell table:number-columns-repeated="4" table:style-name="ce13"/>
          <table:table-cell table:number-columns-repeated="16375"/>
        </table:table-row>
        <table:table-row table:style-name="ro1">
          <table:table-cell office:value-type="float" office:value="1.1835384615384617" table:formula="msoxl:=AVERAGE(A7:A19)" table:style-name="ce14">
            <text:p>1.18</text:p>
          </table:table-cell>
          <table:table-cell office:value-type="float" office:value="2.043076923076923" table:formula="msoxl:=AVERAGE(B7:B19)" table:style-name="ce14">
            <text:p>2.04</text:p>
          </table:table-cell>
          <table:table-cell table:style-name="ce10"/>
          <table:table-cell table:style-name="ce13"/>
          <table:table-cell table:style-name="ce1"/>
          <table:table-cell office:value-type="float" office:value="1.1822727272727274" table:formula="msoxl:=AVERAGE(F7:F19)" table:style-name="ce14">
            <text:p>1.18</text:p>
          </table:table-cell>
          <table:table-cell office:value-type="float" office:value="1.8441818181818179" table:formula="msoxl:=AVERAGE(G7:G19)" table:style-name="ce14">
            <text:p>1.84</text:p>
          </table:table-cell>
          <table:table-cell office:value-type="float" office:value="11.748558246828143" table:formula="msoxl:=(13.89/F25)" table:style-name="ce19">
            <text:p>11.75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47" table:formula="msoxl:=MAX(A7:A19)" table:style-name="ce15">
            <text:p>1.47</text:p>
          </table:table-cell>
          <table:table-cell office:value-type="float" office:value="3.3319999999999999" table:formula="msoxl:=MAX(B7:B19)" table:style-name="ce15">
            <text:p>3.33</text:p>
          </table:table-cell>
          <table:table-cell office:value-type="float" office:value="11.337414965986396" table:formula="msoxl:=(16.666/A27)" table:style-name="ce10">
            <text:p>11.34</text:p>
          </table:table-cell>
          <table:table-cell office:value-type="float" office:value="5.0018007202881156" table:formula="msoxl:=(16.666/B27)" table:style-name="ce10">
            <text:p>5.00</text:p>
          </table:table-cell>
          <table:table-cell table:style-name="ce1"/>
          <table:table-cell office:value-type="float" office:value="1.3720000000000001" table:formula="msoxl:=MAX(F7:F19)" table:style-name="ce15">
            <text:p>1.37</text:p>
          </table:table-cell>
          <table:table-cell office:value-type="float" office:value="2.4500000000000002" table:formula="msoxl:=MAX(G7:G19)" table:style-name="ce15">
            <text:p>2.45</text:p>
          </table:table-cell>
          <table:table-cell office:value-type="float" office:value="12.147230320699707" table:formula="msoxl:=(16.666/F27)" table:style-name="ce10">
            <text:p>12.15</text:p>
          </table:table-cell>
          <table:table-cell office:value-type="float" office:value="6.8024489795918361" table:formula="msoxl:=(16.666/G27)" table:style-name="ce10">
            <text:p>6.80</text:p>
          </table:table-cell>
          <table:table-cell table:number-columns-repeated="16375"/>
        </table:table-row>
        <table:table-row table:style-name="ro1">
          <table:table-cell office:value-type="float" office:value="0.49" table:formula="msoxl:=MIN(A7:A19)" table:style-name="ce16">
            <text:p>0.49</text:p>
          </table:table-cell>
          <table:table-cell office:value-type="float" office:value="0.29399999999999998" table:formula="msoxl:=MIN(B7:B19)" table:style-name="ce16">
            <text:p>0.29</text:p>
          </table:table-cell>
          <table:table-cell office:value-type="float" office:value="34.012244897959185" table:formula="msoxl:=(16.666/A28)" table:style-name="ce10">
            <text:p>34.01</text:p>
          </table:table-cell>
          <table:table-cell office:value-type="float" office:value="56.68707482993198" table:formula="msoxl:=(16.666/B28)" table:style-name="ce10">
            <text:p>56.69</text:p>
          </table:table-cell>
          <table:table-cell table:style-name="ce1"/>
          <table:table-cell office:value-type="float" office:value="1.0780000000000001" table:formula="msoxl:=MIN(F7:F19)" table:style-name="ce16">
            <text:p>1.08</text:p>
          </table:table-cell>
          <table:table-cell office:value-type="float" office:value="9.8000000000000004E-2" table:formula="msoxl:=MIN(G7:G19)" table:style-name="ce16">
            <text:p>0.10</text:p>
          </table:table-cell>
          <table:table-cell office:value-type="float" office:value="15.460111317254174" table:formula="msoxl:=(16.666/F28)" table:style-name="ce10">
            <text:p>15.46</text:p>
          </table:table-cell>
          <table:table-cell office:value-type="float" office:value="170.0612244897959" table:formula="msoxl:=(16.666/G28)" table:style-name="ce10">
            <text:p>170.0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9.4489795918367356" table:formula="msoxl:=(13.89/A27)" table:style-name="ce19">
            <text:p>9.45</text:p>
          </table:table-cell>
          <table:table-cell office:value-type="float" office:value="4.1686674669867951" table:formula="msoxl:=(13.89/B27)" table:style-name="ce19">
            <text:p>4.17</text:p>
          </table:table-cell>
          <table:table-cell table:number-columns-repeated="3" table:style-name="ce1"/>
          <table:table-cell office:value-type="float" office:value="10.123906705539358" table:formula="msoxl:=(13.89/F27)" table:style-name="ce19">
            <text:p>10.12</text:p>
          </table:table-cell>
          <table:table-cell office:value-type="float" office:value="5.6693877551020408" table:formula="msoxl:=(13.89/G27)" table:style-name="ce19">
            <text:p>5.67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28.346938775510207" table:formula="msoxl:=(13.89/A28)" table:style-name="ce19">
            <text:p>28.35</text:p>
          </table:table-cell>
          <table:table-cell office:value-type="float" office:value="47.244897959183675" table:formula="msoxl:=(13.89/B28)" table:style-name="ce19">
            <text:p>47.24</text:p>
          </table:table-cell>
          <table:table-cell table:number-columns-repeated="3" table:style-name="ce1"/>
          <table:table-cell office:value-type="float" office:value="12.884972170686456" table:formula="msoxl:=(13.89/F28)" table:style-name="ce19">
            <text:p>12.88</text:p>
          </table:table-cell>
          <table:table-cell office:value-type="float" office:value="141.73469387755102" table:formula="msoxl:=(13.89/G28)" table:style-name="ce19">
            <text:p>141.73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dres</meta:initial-creator>
    <dc:creator>Andres</dc:creator>
    <meta:creation-date>2014-01-03T16:37:51Z</meta:creation-date>
    <dc:date>2014-01-05T16:15:53Z</dc:date>
  </office:meta>
</office:document-meta>
</file>